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oboto" svg:font-family="Roboto, Arial, sans-serif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3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4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1b63ad1"/>
    </style:style>
    <style:style style:name="P49" style:family="paragraph" style:parent-style-name="Standard">
      <style:text-properties officeooo:paragraph-rsid="01bc32b8"/>
    </style:style>
    <style:style style:name="P50" style:family="paragraph" style:parent-style-name="Standard">
      <style:text-properties officeooo:paragraph-rsid="01be4eb0"/>
    </style:style>
    <style:style style:name="P51" style:family="paragraph" style:parent-style-name="Standard">
      <style:text-properties officeooo:paragraph-rsid="01c0339d"/>
    </style:style>
    <style:style style:name="P52" style:family="paragraph" style:parent-style-name="Footnote">
      <style:text-properties officeooo:paragraph-rsid="0f92b562"/>
    </style:style>
    <style:style style:name="P53" style:family="paragraph" style:parent-style-name="Footnote">
      <style:text-properties officeooo:paragraph-rsid="02060474"/>
    </style:style>
    <style:style style:name="P54" style:family="paragraph" style:parent-style-name="Footnote">
      <style:text-properties officeooo:paragraph-rsid="023caf4f"/>
    </style:style>
    <style:style style:name="P55" style:family="paragraph" style:parent-style-name="Footnote">
      <style:text-properties officeooo:paragraph-rsid="023da383"/>
    </style:style>
    <style:style style:name="P5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text-properties officeooo:paragraph-rsid="01a57dee"/>
    </style:style>
    <style:style style:name="P60" style:family="paragraph" style:parent-style-name="Standard">
      <style:text-properties officeooo:paragraph-rsid="0103e699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6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65" style:family="paragraph" style:parent-style-name="Standard" style:list-style-name="L1">
      <style:paragraph-properties fo:break-before="page"/>
      <style:text-properties officeooo:paragraph-rsid="01e3b86a"/>
    </style:style>
    <style:style style:name="P66" style:family="paragraph" style:parent-style-name="Standard" style:list-style-name="L1">
      <style:text-properties officeooo:paragraph-rsid="01fe3c46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3caf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weight="normal" officeooo:rsid="003abb2d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136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7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8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9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0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officeooo:rsid="014eeaf0"/>
    </style:style>
    <style:style style:name="T170" style:family="text">
      <style:text-properties officeooo:rsid="014ea810"/>
    </style:style>
    <style:style style:name="T17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2414f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style:text-underline-style="none" officeooo:rsid="0be91597" style:font-name-asian="DejaVu Sans" style:language-complex="nl" style:country-complex="NL"/>
    </style:style>
    <style:style style:name="T187" style:family="text">
      <style:text-properties style:text-line-through-style="none" style:text-line-through-type="none" style:font-name="Liberation Sans" style:text-underline-style="none" officeooo:rsid="00bddfbe" style:font-name-asian="Ubuntu" style:language-complex="nl" style:country-complex="NL"/>
    </style:style>
    <style:style style:name="T188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9" style:family="text">
      <style:text-properties officeooo:rsid="00172dcf"/>
    </style:style>
    <style:style style:name="T190" style:family="text">
      <style:text-properties fo:font-weight="normal" officeooo:rsid="00172dcf" style:font-weight-asian="normal" style:font-weight-complex="normal"/>
    </style:style>
    <style:style style:name="T191" style:family="text">
      <style:text-properties officeooo:rsid="0119bd75"/>
    </style:style>
    <style:style style:name="T192" style:family="text">
      <style:text-properties style:font-name="Liberation Sans"/>
    </style:style>
    <style:style style:name="T193" style:family="text">
      <style:text-properties style:font-name="Liberation Sans" fo:font-size="12pt" style:font-size-asian="12pt" style:font-size-complex="12pt"/>
    </style:style>
    <style:style style:name="T194" style:family="text">
      <style:text-properties style:font-name="Liberation Sans" fo:font-size="12pt" officeooo:rsid="009c12e0" style:font-size-asian="12pt" style:font-size-complex="12pt"/>
    </style:style>
    <style:style style:name="T195" style:family="text">
      <style:text-properties style:font-name="Liberation Sans" fo:font-size="12pt" officeooo:rsid="00178133" style:font-size-asian="12pt" style:font-size-complex="12pt"/>
    </style:style>
    <style:style style:name="T196" style:family="text">
      <style:text-properties style:font-name="Liberation Sans" fo:font-size="12pt" officeooo:rsid="007ef2fc" style:font-size-asian="12pt" style:font-size-complex="12pt"/>
    </style:style>
    <style:style style:name="T197" style:family="text">
      <style:text-properties style:font-name="Liberation Sans" fo:font-size="10pt" style:font-size-asian="10pt" style:font-size-complex="10pt"/>
    </style:style>
    <style:style style:name="T198" style:family="text">
      <style:text-properties style:font-name="Liberation Sans" fo:font-size="10pt" officeooo:rsid="0203f598" style:font-size-asian="10pt" style:font-size-complex="10pt"/>
    </style:style>
    <style:style style:name="T199" style:family="text">
      <style:text-properties officeooo:rsid="007505e5"/>
    </style:style>
    <style:style style:name="T200" style:family="text">
      <style:text-properties officeooo:rsid="0013aa8e"/>
    </style:style>
    <style:style style:name="T201" style:family="text">
      <style:text-properties officeooo:rsid="007ef2fc"/>
    </style:style>
    <style:style style:name="T202" style:family="text">
      <style:text-properties officeooo:rsid="01e96954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officeooo:rsid="04473353"/>
    </style:style>
    <style:style style:name="T206" style:family="text">
      <style:text-properties officeooo:rsid="0f95a7a0"/>
    </style:style>
    <style:style style:name="T207" style:family="text">
      <style:text-properties officeooo:rsid="0f8f58bd"/>
    </style:style>
    <style:style style:name="T208" style:family="text">
      <style:text-properties officeooo:rsid="0aace3cd"/>
    </style:style>
    <style:style style:name="T209" style:family="text">
      <style:text-properties style:font-name="Ubuntu1" fo:font-size="10pt" style:font-size-asian="10pt" style:font-size-complex="10pt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officeooo:rsid="0203f598"/>
    </style:style>
    <style:style style:name="T212" style:family="text">
      <style:text-properties officeooo:rsid="009c12e0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T153">C</text:span><text:span text:style-name="T152">hecklist voor </text:span><text:span text:style-name="T153">het</text:span><text:span text:style-name="T152"> </text:span><text:span text:style-name="T154">overzetten</text:span><text:span text:style-name="T152"> van Windows </text:span><text:span text:style-name="T156">Desktop </text:span><text:span text:style-name="T152">naar </text:span><text:span text:style-name="T155">Linux </text:span><text:span text:style-name="T156">Desktop </text:span><text:span text:style-name="T155">(</text:span><text:span text:style-name="T157">Ubuntu,</text:span><text:span text:style-name="T158"> Debian, </text:span><text:span text:style-name="T160">of Rocky Linux</text:span><text:span text:style-name="T159">)</text:span><text:span text:style-name="T152">.</text:span></text:p>
      <text:p text:style-name="P21"/>
      <text:p text:style-name="P16"><text:span text:style-name="Strong_20_Emphasis"><text:span text:style-name="T4"/></text:span></text:p>
      <text:list text:style-name="L1">
        <text:list-item>
          <text:p text:style-name="P67"><text:span text:style-name="T142">Over</text:span><text:span text:style-name="T143">zetten</text:span><text:span text:style-name="T141"> voorbereiden</text:span><text:span text:style-name="T137"> (</text:span><text:span text:style-name="T140">alleen als </text:span><text:span text:style-name="T136">op</text:span><text:span text:style-name="T137"> Windows </text:span><text:span text:style-name="T138">D</text:span><text:span text:style-name="T139">esktop</text:span><text:span text:style-name="T150">)</text:span></text:p>
        </text:list-item>
      </text:list>
      <text:p text:style-name="P4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6" draw:name="Vorm1" draw:style-name="gr1" draw:text-style-name="P73" svg:width="0.35cm" svg:height="0.35cm" draw:control="control105"/></text:span></text:p>
          </table:table-cell>
          <table:table-cell table:style-name="_31_._5f_Migratie_5f_voorbereiden.A1" office:value-type="string">
            <text:p text:style-name="P4"><text:span text:style-name="T6">Download Mozilla Firefox, Mozilla Thunderbird, </text:span><text:span text:style-name="T7">en Google Chrome</text:span><text:span text:style-name="T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7" draw:name="Vorm2" draw:style-name="gr1" draw:text-style-name="P73" svg:width="0.35cm" svg:height="0.35cm" draw:control="control106"/></text:span></text:p>
          </table:table-cell>
          <table:table-cell table:style-name="_31_._5f_Migratie_5f_voorbereiden.A1" office:value-type="string">
            <text:p text:style-name="P22"><text:span text:style-name="T144">Verbreek de Internetverbinding, zodat er geen nieuwe </text:span><text:span text:style-name="T145">e-</text:span><text:span text:style-name="T144">mails </text:span><text:span text:style-name="T145">meer</text:span><text:span text:style-name="T146"> </text:span><text:span text:style-name="T145">binnen </text:span><text:span text:style-name="T146">kunnen </text:span><text:span text:style-name="T14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8" draw:name="Vorm3" draw:style-name="gr1" draw:text-style-name="P73" svg:width="0.35cm" svg:height="0.35cm" draw:control="control107"/></text:span></text:p>
          </table:table-cell>
          <table:table-cell table:style-name="_31_._5f_Migratie_5f_voorbereiden.A1" office:value-type="string">
            <text:p text:style-name="P22">Verzame<text:span text:style-name="T199">l</text:span> <text:span text:style-name="T200">computernaam en </text:span>gebruikersnamen (zie pagina <text:span text:style-name="T201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09" draw:name="Vorm4" draw:style-name="gr1" draw:text-style-name="P73" svg:width="0.35cm" svg:height="0.35cm" draw:control="control108"/></text:span></text:p>
          </table:table-cell>
          <table:table-cell table:style-name="_31_._5f_Migratie_5f_voorbereiden.A1" office:value-type="string">
            <text:p text:style-name="P19"><text:span text:style-name="T193">Verzamel </text:span><text:span text:style-name="Emphasis"><text:span text:style-name="T212">per gebruiker</text:span></text:span><text:span text:style-name="T194"> </text:span><text:span text:style-name="T193">E-mailadressen </text:span><text:span text:style-name="T195">en</text:span><text:span text:style-name="T193"> mailserver</text:span><text:span text:style-name="T195">adressen</text:span><text:span text:style-name="T193"> inclusief gebruikersnamen en wachtwoorden, zie pagina </text:span><text:span text:style-name="T196">4</text:span><text:span text:style-name="T193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0" draw:name="Vorm5" draw:style-name="gr1" draw:text-style-name="P73" svg:width="0.35cm" svg:height="0.35cm" draw:control="control109"/></text:span></text:p>
          </table:table-cell>
          <table:table-cell table:style-name="_31_._5f_Migratie_5f_voorbereiden.A1" office:value-type="string">
            <text:p text:style-name="P5"><text:span text:style-name="T161">Installeer en start </text:span><text:span text:style-name="T167">Google Chrome</text:span><text:span text:style-name="T161">, i</text:span><text:span text:style-name="T56">mporteer </text:span><text:span text:style-name="Emphasis"><text:span text:style-name="T129">per gebruiker</text:span></text:span><text:span text:style-name="T57"> </text:span><text:span text:style-name="T56">alles </text:span><text:span text:style-name="T58">vanuit </text:span><text:span text:style-name="T59">de </text:span><text:span text:style-name="T58">huidige browser</text:span><text:span text:style-name="T56">, en controleer de werking</text:span><text:span text:style-name="T161">.</text:span></text:p>
            <text:p text:style-name="P23"><text:span text:style-name="T147">Als importeren niet lukt, alles exporteren </text:span><text:span text:style-name="T148">op alle mogelijke manieren </text:span><text:span text:style-name="T147">vanuit </text:span><text:span text:style-name="T149">de </text:span><text:span text:style-name="T14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1" draw:name="Vorm6" draw:style-name="gr1" draw:text-style-name="P73" svg:width="0.35cm" svg:height="0.35cm" draw:control="control110"/></text:span></text:p>
          </table:table-cell>
          <table:table-cell table:style-name="_31_._5f_Migratie_5f_voorbereiden.A1" office:value-type="string">
            <text:p text:style-name="P6"><text:span text:style-name="T161">Installeer en start Mozilla Firefox, i</text:span><text:span text:style-name="T56">mporteer </text:span><text:span text:style-name="Emphasis"><text:span text:style-name="T129">per gebruiker</text:span></text:span><text:span text:style-name="T57"> </text:span><text:span text:style-name="T56">alles </text:span><text:span text:style-name="T58">vanuit </text:span><text:span text:style-name="T59">de </text:span><text:span text:style-name="T58">huidige browser</text:span><text:span text:style-name="T56">, en controleer de werking</text:span><text:span text:style-name="T161">.</text:span></text:p>
            <text:p text:style-name="P24"><text:span text:style-name="T147">Als importeren niet lukt, alles exporteren </text:span><text:span text:style-name="T148">op alle mogelijke manieren </text:span><text:span text:style-name="T147">vanuit </text:span><text:span text:style-name="T149">de </text:span><text:span text:style-name="T14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2" draw:name="Vorm7" draw:style-name="gr1" draw:text-style-name="P73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61">Installeer en start Mozilla Thunderbird, importeer </text:span><text:span text:style-name="Emphasis"><text:span text:style-name="T151">per gebruiker</text:span></text:span><text:span text:style-name="T162"> </text:span><text:span text:style-name="T163">vanuit </text:span><text:span text:style-name="T164">het </text:span><text:span text:style-name="T163">huidig e-mailprogramma </text:span><text:span text:style-name="T16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3" draw:name="Vorm8" draw:style-name="gr1" draw:text-style-name="P73" svg:width="0.35cm" svg:height="0.35cm" draw:control="control112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14" draw:name="Vorm9" draw:style-name="gr1" draw:text-style-name="P73" svg:width="0.35cm" svg:height="0.35cm" draw:control="control113"/></text:span><text:span text:style-name="T5"><text:s/></text:span><text:span text:style-name="T54"><draw:control text:anchor-type="as-char" draw:z-index="115" draw:name="Vorm10" draw:style-name="gr1" draw:text-style-name="P73" svg:width="0.35cm" svg:height="0.35cm" draw:control="control114"/></text:span><text:span text:style-name="T5"><text:s/></text:span><text:span text:style-name="T54"><draw:control text:anchor-type="as-char" draw:z-index="116" draw:name="Vorm11" draw:style-name="gr1" draw:text-style-name="P73" svg:width="0.35cm" svg:height="0.35cm" draw:control="control115"/></text:span><text:span text:style-name="T5"><text:s/></text:span><text:span text:style-name="T54"><draw:control text:anchor-type="as-char" draw:z-index="137" draw:name="Vorm12" draw:style-name="gr1" draw:text-style-name="P73" svg:width="0.35cm" svg:height="0.35cm" draw:control="control136"/></text:span><text:span text:style-name="T54"><text:tab/></text:span><text:span text:style-name="T165">accountinstellingen</text:span><text:span text:style-name="T16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7" draw:name="Vorm13" draw:style-name="gr1" draw:text-style-name="P73" svg:width="0.35cm" svg:height="0.35cm" draw:control="control116"/></text:span></text:p>
          </table:table-cell>
          <table:table-cell table:style-name="_31_._5f_Migratie_5f_voorbereiden.A1" office:value-type="string">
            <text:p text:style-name="P15"><text:span text:style-name="T186"><text:s/></text:span><text:span text:style-name="T187"><draw:control text:anchor-type="as-char" draw:z-index="133" draw:name="Vorm14" draw:style-name="gr1" draw:text-style-name="P73" svg:width="0.35cm" svg:height="0.35cm" draw:control="control132"/></text:span><text:span text:style-name="T186"><text:s/></text:span><text:span text:style-name="T187"><draw:control text:anchor-type="as-char" draw:z-index="134" draw:name="Vorm15" draw:style-name="gr1" draw:text-style-name="P73" svg:width="0.35cm" svg:height="0.35cm" draw:control="control133"/></text:span><text:span text:style-name="T186"><text:s/></text:span><text:span text:style-name="T187"><draw:control text:anchor-type="as-char" draw:z-index="135" draw:name="Vorm16" draw:style-name="gr1" draw:text-style-name="P73" svg:width="0.35cm" svg:height="0.35cm" draw:control="control134"/></text:span><text:span text:style-name="T186"><text:s/></text:span><text:span text:style-name="T187"><draw:control text:anchor-type="as-char" draw:z-index="136" draw:name="Vorm17" draw:style-name="gr1" draw:text-style-name="P73" svg:width="0.35cm" svg:height="0.35cm" draw:control="control135"/></text:span><text:span text:style-name="T187"><text:tab/></text:span><text:span text:style-name="T192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8" draw:name="Vorm18" draw:style-name="gr1" draw:text-style-name="P73" svg:width="0.35cm" svg:height="0.35cm" draw:control="control117"/></text:span></text:p>
          </table:table-cell>
          <table:table-cell table:style-name="_31_._5f_Migratie_5f_voorbereiden.A1" office:value-type="string">
            <text:p text:style-name="P15"><text:span text:style-name="T186"><text:s/></text:span><text:span text:style-name="T187"><draw:control text:anchor-type="as-char" draw:z-index="129" draw:name="Vorm19" draw:style-name="gr1" draw:text-style-name="P73" svg:width="0.35cm" svg:height="0.35cm" draw:control="control128"/></text:span><text:span text:style-name="T186"><text:s/></text:span><text:span text:style-name="T187"><draw:control text:anchor-type="as-char" draw:z-index="130" draw:name="Vorm20" draw:style-name="gr1" draw:text-style-name="P73" svg:width="0.35cm" svg:height="0.35cm" draw:control="control129"/></text:span><text:span text:style-name="T186"><text:s/></text:span><text:span text:style-name="T187"><draw:control text:anchor-type="as-char" draw:z-index="131" draw:name="Vorm21" draw:style-name="gr1" draw:text-style-name="P73" svg:width="0.35cm" svg:height="0.35cm" draw:control="control130"/></text:span><text:span text:style-name="T186"><text:s/></text:span><text:span text:style-name="T187"><draw:control text:anchor-type="as-char" draw:z-index="132" draw:name="Vorm22" draw:style-name="gr1" draw:text-style-name="P73" svg:width="0.35cm" svg:height="0.35cm" draw:control="control131"/></text:span><text:span text:style-name="T187"><text:tab/></text:span><text:span text:style-name="T192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19" draw:name="Vorm23" draw:style-name="gr1" draw:text-style-name="P73" svg:width="0.35cm" svg:height="0.35cm" draw:control="control118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25" draw:name="Vorm24" draw:style-name="gr1" draw:text-style-name="P73" svg:width="0.35cm" svg:height="0.35cm" draw:control="control124"/></text:span><text:span text:style-name="T5"><text:s/></text:span><text:span text:style-name="T54"><draw:control text:anchor-type="as-char" draw:z-index="126" draw:name="Vorm25" draw:style-name="gr1" draw:text-style-name="P73" svg:width="0.35cm" svg:height="0.35cm" draw:control="control125"/></text:span><text:span text:style-name="T5"><text:s/></text:span><text:span text:style-name="T54"><draw:control text:anchor-type="as-char" draw:z-index="127" draw:name="Vorm26" draw:style-name="gr1" draw:text-style-name="P73" svg:width="0.35cm" svg:height="0.35cm" draw:control="control126"/></text:span><text:span text:style-name="T5"><text:s/></text:span><text:span text:style-name="T54"><draw:control text:anchor-type="as-char" draw:z-index="128" draw:name="Vorm27" draw:style-name="gr1" draw:text-style-name="P73" svg:width="0.35cm" svg:height="0.35cm" draw:control="control127"/></text:span><text:span text:style-name="T54"><text:tab/></text:span><text:span text:style-name="T166">agenda, </text:span><text:span text:style-name="T16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><text:span text:style-name="T5"><text:s/></text:span><text:span text:style-name="T54"><draw:control text:anchor-type="as-char" draw:z-index="120" draw:name="Vorm28" draw:style-name="gr1" draw:text-style-name="P73" svg:width="0.35cm" svg:height="0.35cm" draw:control="control119"/></text:span></text:p>
          </table:table-cell>
          <table:table-cell table:style-name="_31_._5f_Migratie_5f_voorbereiden.A1" office:value-type="string">
            <text:p text:style-name="P4"><text:span text:style-name="T5"><text:s/></text:span><text:span text:style-name="T54"><draw:control text:anchor-type="as-char" draw:z-index="121" draw:name="Vorm29" draw:style-name="gr1" draw:text-style-name="P73" svg:width="0.35cm" svg:height="0.35cm" draw:control="control120"/></text:span><text:span text:style-name="T5"><text:s/></text:span><text:span text:style-name="T54"><draw:control text:anchor-type="as-char" draw:z-index="122" draw:name="Vorm30" draw:style-name="gr1" draw:text-style-name="P73" svg:width="0.35cm" svg:height="0.35cm" draw:control="control121"/></text:span><text:span text:style-name="T5"><text:s/></text:span><text:span text:style-name="T54"><draw:control text:anchor-type="as-char" draw:z-index="123" draw:name="Vorm31" draw:style-name="gr1" draw:text-style-name="P73" svg:width="0.35cm" svg:height="0.35cm" draw:control="control122"/></text:span><text:span text:style-name="T5"><text:s/></text:span><text:span text:style-name="T54"><draw:control text:anchor-type="as-char" draw:z-index="124" draw:name="Vorm32" draw:style-name="gr1" draw:text-style-name="P73" svg:width="0.35cm" svg:height="0.35cm" draw:control="control123"/></text:span><text:span text:style-name="T54"><text:tab/></text:span><text:span text:style-name="T16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8"/>
          </table:table-cell>
          <table:table-cell table:style-name="_31_._5f_Migratie_5f_voorbereiden.A1" office:value-type="string">
            <text:p text:style-name="P41">Als importeren niet lukt, alles exporteren op alle mogelijke manieren vanuit het huidig e-mailprogramma om later de gegevens alsnog te kunnen importeren.</text:p>
          </table:table-cell>
        </table:table-row>
      </table:table>
      <text:p text:style-name="P59"/>
      <text:list text:continue-numbering="true" text:style-name="L1">
        <text:list-item text:start-value="1">
          <text:p text:style-name="P65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6"> voorbereiden</text:span></text:span><text:span text:style-name="Emphasis"><text:span text:style-name="T131"> - </text:span></text:span><text:span text:style-name="Emphasis"><text:span text:style-name="T132">vervolg</text:span></text:span></text:p>
        </text:list-item>
      </text:list>
      <text:p text:style-name="P4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49"><text:span text:style-name="T5"><text:s/></text:span><text:span text:style-name="T54"><draw:control text:anchor-type="as-char" draw:z-index="138" draw:name="Vorm33" draw:style-name="gr1" draw:text-style-name="P73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0"><text:span text:style-name="T83">Start de computer op vanaf</text:span><text:span text:style-name="T83"><text:note text:id="ftn1" text:note-class="footnote"><text:note-citation>1</text:note-citation><text:note-body><text:p text:style-name="P55"><text:span text:style-name="T86">B</text:span><text:span text:style-name="T87">ootmenu/</text:span><text:span text:style-name="T86">S</text:span><text:span text:style-name="T87">etup</text:span><text:span text:style-name="T85"> via </text:span><text:span text:style-name="T88">é</text:span><text:span text:style-name="T89">é</text:span><text:span text:style-name="T86">n van d</text:span><text:span text:style-name="T100">e </text:span><text:span text:style-name="T102">v</text:span><text:span text:style-name="T101">eelgebruikte toetsen: </text:span><text:span text:style-name="T135">Esc</text:span><text:span text:style-name="T103">, </text:span><text:span text:style-name="T135">Delete</text:span><text:span text:style-name="T103">, </text:span><text:span text:style-name="T135">F1</text:span><text:span text:style-name="T103">, </text:span><text:span text:style-name="T135">F2</text:span><text:span text:style-name="T103">, </text:span><text:span text:style-name="T135">F9</text:span><text:span text:style-name="T103">, </text:span><text:span text:style-name="T135">F10</text:span><text:span text:style-name="T103">, </text:span><text:span text:style-name="T135">F11</text:span><text:span text:style-name="T103">, or </text:span><text:span text:style-name="T135">F12</text:span></text:p></text:note-body></text:note></text:span><text:span text:style-name="T83"> </text:span><text:span text:style-name="T84">een</text:span><text:span text:style-name="T9"> </text:span><text:span text:style-name="T15">Ubuntu,</text:span><text:span text:style-name="T17"> Debian, </text:span><text:span text:style-name="T24">of Rocky Linux</text:span><text:span text:style-name="T17"> </text:span><text:span text:style-name="T20">Desktop/</text:span><text:span text:style-name="T25">Workstation</text:span><text:span text:style-name="T20"> </text:span><text:span text:style-name="T21">L</text:span><text:span text:style-name="T20">ive</text:span><text:span text:style-name="T20"><text:note text:id="ftn2" text:note-class="footnote"><text:note-citation>2</text:note-citation><text:note-body><text:p text:style-name="P52"><text:span text:style-name="T205">Vanaf ee</text:span>n <text:span text:style-name="T206">L</text:span>ive <text:span text:style-name="T207">USB</text:span><text:span text:style-name="T208">-stick</text:span><text:span text:style-name="T209"> </text:span>kunt <text:span text:style-name="T205">u opstarten en</text:span> <text:span text:style-name="T197">met </text:span><text:span text:style-name="T198">Linux</text:span><text:span text:style-name="Strong_20_Emphasis"><text:span text:style-name="T168"> </text:span></text:span>werken zonder enige bestanden op de harde schijf te wijzigen en maakt ook installatie van <text:span text:style-name="T211">Linux</text:span><text:span text:style-name="T168"> </text:span>mogelijk.</text:p></text:note-body></text:note></text:span><text:span text:style-name="T20"> </text:span><text:span text:style-name="T22">USB</text:span><text:span text:style-name="T23">-stick</text:span><text:span text:style-name="T23"><text:note text:id="ftn3" text:note-class="footnote"><text:note-citation>3</text:note-citation><text:note-body><text:p text:style-name="P54"><text:span text:style-name="T90">Maak een opstartbare USB-stick</text:span><text:span text:style-name="T91">:<text:line-break/></text:span><text:span text:style-name="T92">Download </text:span><text:span text:style-name="T93">een </text:span><text:span text:style-name="T94">cd</text:span><text:span text:style-name="T98">-beeldbestand</text:span><text:span text:style-name="T95"> </text:span><text:span text:style-name="T96">(.iso), </text:span><text:span text:style-name="T99">zie Checklist installatie </text:span><text:span text:style-name="T104">Ubuntu </text:span><text:span text:style-name="T105">Desktop</text:span><text:span text:style-name="T104">, Debian </text:span><text:span text:style-name="T105">Desktop</text:span><text:span text:style-name="T104">, o</text:span><text:span text:style-name="T106">f</text:span><text:span text:style-name="T104"> Rocky Linux Desktop/Workstation.</text:span><text:span text:style-name="T97"><text:line-break/>De volgende stappen staan beschreven in </text:span><text:span text:style-name="Sterk_20_accent_20_voetnoot"><text:span text:style-name="T115">Linux informatie</text:span></text:span><text:span text:style-name="T97">, te vinden op </text:span><text:a xlink:type="simple" xlink:href="https://karelzimmer.nl/" text:style-name="Internet_20_link" text:visited-style-name="Visited_20_Internet_20_Link"><text:span text:style-name="T210">karelzimmer.nl</text:span></text:a><text:span text:style-name="T97">, onder </text:span><text:span text:style-name="Sterk_20_accent_20_voetnoot"><text:span text:style-name="T115">Linux</text:span></text:span><text:span text:style-name="T97">.</text:span></text:p></text:note-body></text:note></text:span><text:span text:style-name="T9">, </text:span><text:span text:style-name="T18">of vanaf Windows maar zet </text:span><text:span text:style-name="T19">een </text:span><text:span text:style-name="T8">eventuele virusscanner </text:span><text:span text:style-name="T69">uit</text:span><text:span text:style-name="T8"> </text:span><text:span text:style-name="T18">(vertraagt de back-up)</text:span><text:span text:style-name="T1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0" draw:name="Vorm34" draw:style-name="gr1" draw:text-style-name="P73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7"><text:span text:style-name="T27">M</text:span><text:span text:style-name="T28">aak een Windows </text:span><text:span text:style-name="T29">back-up</text:span><text:span text:style-name="T28"> via kopiëren naar een externe harddisk</text:span><text:span text:style-name="T6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1" draw:name="Vorm35" draw:style-name="gr1" draw:text-style-name="P73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7"><text:span text:style-name="T30">Mijn documenten, </text:span><text:span text:style-name="T31">etc</text:span><text:span text:style-name="T3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2" draw:name="Vorm37" draw:style-name="gr1" draw:text-style-name="P73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7"><text:span text:style-name="T30">Bureaubladachtergrond</text:span><text:span text:style-name="T32">en</text:span><text:span text:style-name="T3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3" draw:name="Vorm38" draw:style-name="gr1" draw:text-style-name="P73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46" draw:name="Vorm39" draw:style-name="gr1" draw:text-style-name="P73" svg:width="0.35cm" svg:height="0.35cm" draw:control="control145"/></text:span><text:span text:style-name="T5"><text:s/></text:span><text:span text:style-name="T54"><draw:control text:anchor-type="as-char" draw:z-index="147" draw:name="Vorm40" draw:style-name="gr1" draw:text-style-name="P73" svg:width="0.35cm" svg:height="0.35cm" draw:control="control146"/></text:span><text:span text:style-name="T5"><text:s/></text:span><text:span text:style-name="T54"><draw:control text:anchor-type="as-char" draw:z-index="148" draw:name="Vorm41" draw:style-name="gr1" draw:text-style-name="P73" svg:width="0.35cm" svg:height="0.35cm" draw:control="control147"/></text:span><text:span text:style-name="T5"><text:s/></text:span><text:span text:style-name="T54"><draw:control text:anchor-type="as-char" draw:z-index="149" draw:name="Vorm42" draw:style-name="gr1" draw:text-style-name="P73" svg:width="0.35cm" svg:height="0.35cm" draw:control="control148"/></text:span><text:span text:style-name="T54"><text:tab/></text:span><text:span text:style-name="T30">De aangemaakte </text:span><text:span text:style-name="T11">C</text:span><text:span text:style-name="T16">hrome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0">C:\Documents and Settings\</text:span><text:span text:style-name="T171">&lt;</text:span><text:span text:style-name="T174">g</text:span><text:span text:style-name="T172">ebruikersnaam</text:span><text:span text:style-name="T171">&gt;</text:span><text:span text:style-name="T30">\Application Data\</text:span><text:span text:style-name="T11">Google</text:span><text:span text:style-name="T30"><text:line-break/><text:tab/><text:tab/><text:tab/><text:tab/></text:span><text:span text:style-name="T33">&gt;= </text:span><text:span text:style-name="T80">W7</text:span><text:span text:style-name="T81"><text:tab/></text:span><text:span text:style-name="T82">:</text:span><text:span text:style-name="T72"><text:tab/></text:span><text:span text:style-name="T30">C:\Users\</text:span><text:span text:style-name="T171">&lt;</text:span><text:span text:style-name="T172">Gebruikersnaam</text:span><text:span text:style-name="T171">&gt;</text:span><text:span text:style-name="T34">\</text:span><text:span text:style-name="T30">AppData\Roaming\</text:span><text:span text:style-name="T1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4" draw:name="Vorm43" draw:style-name="gr1" draw:text-style-name="P73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50" draw:name="Vorm44" draw:style-name="gr1" draw:text-style-name="P73" svg:width="0.35cm" svg:height="0.35cm" draw:control="control149"/></text:span><text:span text:style-name="T5"><text:s/></text:span><text:span text:style-name="T54"><draw:control text:anchor-type="as-char" draw:z-index="151" draw:name="Vorm45" draw:style-name="gr1" draw:text-style-name="P73" svg:width="0.35cm" svg:height="0.35cm" draw:control="control150"/></text:span><text:span text:style-name="T5"><text:s/></text:span><text:span text:style-name="T54"><draw:control text:anchor-type="as-char" draw:z-index="152" draw:name="Vorm46" draw:style-name="gr1" draw:text-style-name="P73" svg:width="0.35cm" svg:height="0.35cm" draw:control="control151"/></text:span><text:span text:style-name="T5"><text:s/></text:span><text:span text:style-name="T54"><draw:control text:anchor-type="as-char" draw:z-index="153" draw:name="Vorm47" draw:style-name="gr1" draw:text-style-name="P73" svg:width="0.35cm" svg:height="0.35cm" draw:control="control152"/></text:span><text:span text:style-name="T54"><text:tab/></text:span><text:span text:style-name="T30">De aangemaakte F</text:span><text:span text:style-name="T52">irefox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0">C:\Documents and Settings\</text:span><text:span text:style-name="T171">&lt;</text:span><text:span text:style-name="T174">g</text:span><text:span text:style-name="T172">ebruikersnaam</text:span><text:span text:style-name="T171">&gt;</text:span><text:span text:style-name="T30">\Application Data\Mozilla<text:line-break/><text:tab/><text:tab/><text:tab/><text:tab/></text:span><text:span text:style-name="T33">&gt;= </text:span><text:span text:style-name="T80">W7<text:tab/></text:span><text:span text:style-name="T82">:</text:span><text:span text:style-name="T72"><text:tab/></text:span><text:span text:style-name="T30">C:\Users\</text:span><text:span text:style-name="T171">&lt;</text:span><text:span text:style-name="T172">Gebruikersnaam</text:span><text:span text:style-name="T171">&gt;</text:span><text:span text:style-name="T34">\</text:span><text:span text:style-name="T30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1"><text:span text:style-name="T5"><text:s/></text:span><text:span text:style-name="T54"><draw:control text:anchor-type="as-char" draw:z-index="145" draw:name="Vorm48" draw:style-name="gr1" draw:text-style-name="P73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8"><text:span text:style-name="T5"><text:s/></text:span><text:span text:style-name="T54"><draw:control text:anchor-type="as-char" draw:z-index="154" draw:name="Vorm49" draw:style-name="gr1" draw:text-style-name="P73" svg:width="0.35cm" svg:height="0.35cm" draw:control="control153"/></text:span><text:span text:style-name="T5"><text:s/></text:span><text:span text:style-name="T54"><draw:control text:anchor-type="as-char" draw:z-index="155" draw:name="Vorm50" draw:style-name="gr1" draw:text-style-name="P73" svg:width="0.35cm" svg:height="0.35cm" draw:control="control154"/></text:span><text:span text:style-name="T5"><text:s/></text:span><text:span text:style-name="T54"><draw:control text:anchor-type="as-char" draw:z-index="156" draw:name="Vorm51" draw:style-name="gr1" draw:text-style-name="P73" svg:width="0.35cm" svg:height="0.35cm" draw:control="control155"/></text:span><text:span text:style-name="T5"><text:s/></text:span><text:span text:style-name="T54"><draw:control text:anchor-type="as-char" draw:z-index="157" draw:name="Vorm52" draw:style-name="gr1" draw:text-style-name="P73" svg:width="0.35cm" svg:height="0.35cm" draw:control="control156"/></text:span><text:span text:style-name="T54"><text:tab/></text:span><text:span text:style-name="T30">De aangemaakte T</text:span><text:span text:style-name="T52">hunderbird</text:span><text:span text:style-name="T30"> bestanden<text:line-break/><text:tab/><text:tab/><text:tab/><text:tab/></text:span><text:span text:style-name="T33">&lt;= </text:span><text:span text:style-name="T71">XP<text:tab/></text:span><text:span text:style-name="T72">:<text:tab/></text:span><text:span text:style-name="T34">C:\Documents and Settings\</text:span><text:span text:style-name="T173">&lt;</text:span><text:span text:style-name="T174">g</text:span><text:span text:style-name="T172">ebruikersnaam</text:span><text:span text:style-name="T173">&gt;</text:span><text:span text:style-name="T34">\</text:span><text:span text:style-name="T30">Application Data\Thunderbird<text:line-break/><text:tab/><text:tab/><text:tab/><text:tab/></text:span><text:span text:style-name="T33">&gt;= </text:span><text:span text:style-name="T80">W7<text:tab/></text:span><text:span text:style-name="T82">:</text:span><text:span text:style-name="T72"><text:tab/></text:span><text:span text:style-name="T30">C:\Users\</text:span><text:span text:style-name="T171">&lt;</text:span><text:span text:style-name="T172">Gebruikersnaam</text:span><text:span text:style-name="T171">&gt;</text:span><text:span text:style-name="T34">\</text:span><text:span text:style-name="T30">AppData\Roaming\Thunderbird</text:span></text:p>
          </table:table-cell>
        </table:table-row>
      </table:table>
      <text:p text:style-name="P14"/>
      <text:p text:style-name="P28"/>
      <text:list text:continue-numbering="true" text:style-name="L1">
        <text:list-item>
          <text:p text:style-name="P66"><text:span text:style-name="Strong_20_Emphasis"><text:span text:style-name="T107">Linux </text:span></text:span><text:span text:style-name="Strong_20_Emphasis"><text:span text:style-name="T111">installeren</text:span></text:span><text:span text:style-name="T35"> </text:span><text:span text:style-name="Emphasis"><text:span text:style-name="T74">(</text:span></text:span><text:span text:style-name="Emphasis"><text:span text:style-name="T75">Desktop: </text:span></text:span><text:span text:style-name="Emphasis"><text:span text:style-name="T73">overweeg dual-boot</text:span></text:span><text:span text:style-name="Emphasis"><text:span text:style-name="T74">)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0"><text:span text:style-name="T5"><text:s/></text:span><text:span text:style-name="T54"><draw:control text:anchor-type="as-char" draw:z-index="139" draw:name="Vorm53" draw:style-name="gr1" draw:text-style-name="P73" svg:width="0.35cm" svg:height="0.35cm" draw:control="control138"/></text:span></text:p>
          </table:table-cell>
          <table:table-cell table:style-name="_32_._5f_Ubuntu_5f_installeren.A1" office:value-type="string">
            <text:p text:style-name="P9"><text:span text:style-name="T10">Installeer </text:span><text:span text:style-name="T61">Ubuntu </text:span><text:span text:style-name="T62">of Debian </text:span><text:span text:style-name="T10">Linux volgens de </text:span><text:span text:style-name="Strong_20_Emphasis"><text:span text:style-name="T108">Checklist</text:span></text:span><text:span text:style-name="Strong_20_Emphasis"><text:span text:style-name="T109"> i</text:span></text:span><text:span text:style-name="Strong_20_Emphasis"><text:span text:style-name="T110">nstallatie</text:span></text:span><text:span text:style-name="T12"><text:note text:id="ftn4" text:note-class="footnote"><text:note-citation>4</text:note-citation><text:note-body><text:p text:style-name="P53">Checklist installatie is te vinden op <text:a xlink:type="simple" xlink:href="https://karelzimmer.nl/" text:style-name="Internet_20_link" text:visited-style-name="Visited_20_Internet_20_Link"><text:span text:style-name="T210">karelzimmer.nl</text:span></text:a><text:span text:style-name="T97">, onder </text:span><text:span text:style-name="Sterk_20_accent_20_voetnoot"><text:span text:style-name="T115">Linux</text:span></text:span><text:span text:style-name="T97">.</text:span></text:p></text:note-body></text:note></text:span><text:span text:style-name="T12">.</text:span></text:p>
          </table:table-cell>
        </table:table-row>
      </table:table>
      <text:p text:style-name="P17"><text:span text:style-name="Strong_20_Emphasis"><text:span text:style-name="T175"><text:tab/></text:span></text:span></text:p>
      <text:list text:continue-numbering="true" text:style-name="L1">
        <text:list-item>
          <text:p text:style-name="P62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3">uitvoeren</text:span></text:span><text:span text:style-name="Emphasis"><text:span text:style-name="T130"> (</text:span></text:span><text:span text:style-name="Emphasis"><text:span text:style-name="T133">op</text:span></text:span><text:span text:style-name="Emphasis"><text:span text:style-name="T130"> </text:span></text:span><text:span text:style-name="Emphasis"><text:span text:style-name="T134">Linux</text:span></text:span><text:span text:style-name="Emphasis"><text:span text:style-name="T130">)</text:span></text:span><text:span text:style-name="Strong_20_Emphasis"><text:span text:style-name="T26"><text:line-break/></text:span></text:span></text:p>
          <text:p text:style-name="P68"><text:span text:style-name="Emphasis">De handelingen in dit hoofdstuk dienen per gebruiker te worden uitgevoerd.</text:span></text:p>
          <text:p text:style-name="P63"><text:span text:style-name="T53"/></text:p>
        </text:list-item>
      </text:list>
      <text:p text:style-name="P18"><text:span text:style-name="T175"><text:tab/></text:span><text:span text:style-name="T175"><draw:control text:anchor-type="as-char" draw:z-index="2" draw:name="Vorm54" draw:style-name="gr1" draw:text-style-name="P73" svg:width="0.35cm" svg:height="0.35cm" draw:control="control1"/></text:span><text:span text:style-name="T175"><text:tab/></text:span><text:span text:style-name="T175"><draw:control text:anchor-type="as-char" draw:z-index="13" draw:name="Vorm55" draw:style-name="gr1" draw:text-style-name="P73" svg:width="0.35cm" svg:height="0.35cm" draw:control="control12"/></text:span><text:span text:style-name="T175"><text:tab/></text:span><text:span text:style-name="T175"><draw:control text:anchor-type="as-char" draw:z-index="14" draw:name="Vorm56" draw:style-name="gr1" draw:text-style-name="P73" svg:width="0.35cm" svg:height="0.35cm" draw:control="control13"/></text:span><text:span text:style-name="T175"><text:tab/></text:span><text:span text:style-name="T175"><draw:control text:anchor-type="as-char" draw:z-index="15" draw:name="Vorm57" draw:style-name="gr1" draw:text-style-name="P73" svg:width="0.35cm" svg:height="0.35cm" draw:control="control14"/></text:span><text:span text:style-name="T175"><text:tab/></text:span><text:span text:style-name="T177">Zorg dat er geen </text:span><text:span text:style-name="T176">Internetverbinding </text:span><text:span text:style-name="T177">is, zodat er geen nieuwe </text:span><text:span text:style-name="T178">e-</text:span><text:span text:style-name="T177">mails </text:span><text:span text:style-name="T179">kunnen </text:span><text:span text:style-name="T178">binnen</text:span><text:span text:style-name="T177">komen.</text:span></text:p>
      <text:p text:style-name="P12"><text:span text:style-name="T55"><text:tab/></text:span><text:span text:style-name="T55"><draw:control text:anchor-type="as-char" draw:z-index="3" draw:name="Vorm58" draw:style-name="gr1" draw:text-style-name="P73" svg:width="0.35cm" svg:height="0.35cm" draw:control="control2"/></text:span><text:span text:style-name="T55"><text:tab/></text:span><text:span text:style-name="T55"><draw:control text:anchor-type="as-char" draw:z-index="16" draw:name="Vorm59" draw:style-name="gr1" draw:text-style-name="P73" svg:width="0.35cm" svg:height="0.35cm" draw:control="control15"/></text:span><text:span text:style-name="T55"><text:tab/></text:span><text:span text:style-name="T55"><draw:control text:anchor-type="as-char" draw:z-index="17" draw:name="Vorm60" draw:style-name="gr1" draw:text-style-name="P73" svg:width="0.35cm" svg:height="0.35cm" draw:control="control16"/></text:span><text:span text:style-name="T55"><text:tab/></text:span><text:span text:style-name="T55"><draw:control text:anchor-type="as-char" draw:z-index="18" draw:name="Vorm61" draw:style-name="gr1" draw:text-style-name="P73" svg:width="0.35cm" svg:height="0.35cm" draw:control="control17"/></text:span><text:span text:style-name="T55"><text:tab/></text:span><text:span text:style-name="T26">Koppel de externe harddisk aan.</text:span></text:p>
      <text:p text:style-name="P12"><text:span text:style-name="T55"><text:tab/></text:span><text:span text:style-name="T55"><draw:control text:anchor-type="as-char" draw:z-index="4" draw:name="Vorm62" draw:style-name="gr1" draw:text-style-name="P73" svg:width="0.35cm" svg:height="0.35cm" draw:control="control3"/></text:span><text:span text:style-name="T55"><text:tab/></text:span><text:span text:style-name="T55"><draw:control text:anchor-type="as-char" draw:z-index="19" draw:name="Vorm63" draw:style-name="gr1" draw:text-style-name="P73" svg:width="0.35cm" svg:height="0.35cm" draw:control="control18"/></text:span><text:span text:style-name="T55"><text:tab/></text:span><text:span text:style-name="T55"><draw:control text:anchor-type="as-char" draw:z-index="20" draw:name="Vorm64" draw:style-name="gr1" draw:text-style-name="P73" svg:width="0.35cm" svg:height="0.35cm" draw:control="control19"/></text:span><text:span text:style-name="T55"><text:tab/></text:span><text:span text:style-name="T55"><draw:control text:anchor-type="as-char" draw:z-index="21" draw:name="Vorm65" draw:style-name="gr1" draw:text-style-name="P73" svg:width="0.35cm" svg:height="0.35cm" draw:control="control20"/></text:span><text:span text:style-name="T55"><text:tab/></text:span><text:span text:style-name="T26">Kopieer </text:span><text:span text:style-name="T36">Mijn documenten, </text:span><text:span text:style-name="T31">etc</text:span><text:span text:style-name="T26">.</text:span></text:p>
      <text:p text:style-name="P12"><text:span text:style-name="T55"><text:tab/></text:span><text:span text:style-name="T55"><draw:control text:anchor-type="as-char" draw:z-index="5" draw:name="Vorm70" draw:style-name="gr1" draw:text-style-name="P73" svg:width="0.35cm" svg:height="0.35cm" draw:control="control4"/></text:span><text:span text:style-name="T55"><text:tab/></text:span><text:span text:style-name="T55"><draw:control text:anchor-type="as-char" draw:z-index="22" draw:name="Vorm71" draw:style-name="gr1" draw:text-style-name="P73" svg:width="0.35cm" svg:height="0.35cm" draw:control="control21"/></text:span><text:span text:style-name="T55"><text:tab/></text:span><text:span text:style-name="T55"><draw:control text:anchor-type="as-char" draw:z-index="23" draw:name="Vorm72" draw:style-name="gr1" draw:text-style-name="P73" svg:width="0.35cm" svg:height="0.35cm" draw:control="control22"/></text:span><text:span text:style-name="T55"><text:tab/></text:span><text:span text:style-name="T55"><draw:control text:anchor-type="as-char" draw:z-index="24" draw:name="Vorm73" draw:style-name="gr1" draw:text-style-name="P73" svg:width="0.35cm" svg:height="0.35cm" draw:control="control23"/></text:span><text:span text:style-name="T55"><text:tab/></text:span><text:span text:style-name="T37">Kopieer </text:span><text:span text:style-name="T30">Bureaubladachtergrond </text:span><text:span text:style-name="T38">naar ~/Afbeeldingen.</text:span></text:p>
      <text:p text:style-name="P12"><text:span text:style-name="T55"><text:tab/></text:span><text:span text:style-name="T55"><draw:control text:anchor-type="as-char" draw:z-index="6" draw:name="Vorm74" draw:style-name="gr1" draw:text-style-name="P73" svg:width="0.35cm" svg:height="0.35cm" draw:control="control5"/></text:span><text:span text:style-name="T55"><text:tab/></text:span><text:span text:style-name="T55"><draw:control text:anchor-type="as-char" draw:z-index="25" draw:name="Vorm75" draw:style-name="gr1" draw:text-style-name="P73" svg:width="0.35cm" svg:height="0.35cm" draw:control="control24"/></text:span><text:span text:style-name="T55"><text:tab/></text:span><text:span text:style-name="T55"><draw:control text:anchor-type="as-char" draw:z-index="26" draw:name="Vorm76" draw:style-name="gr1" draw:text-style-name="P73" svg:width="0.35cm" svg:height="0.35cm" draw:control="control25"/></text:span><text:span text:style-name="T55"><text:tab/></text:span><text:span text:style-name="T55"><draw:control text:anchor-type="as-char" draw:z-index="27" draw:name="Vorm77" draw:style-name="gr1" draw:text-style-name="P73" svg:width="0.35cm" svg:height="0.35cm" draw:control="control26"/></text:span><text:span text:style-name="T55"><text:tab/></text:span><text:span text:style-name="T26">Kopieer de </text:span><text:span text:style-name="T13">Chrome </text:span><text:span text:style-name="T26">data </text:span><text:span text:style-name="T37">naar ~/.</text:span><text:span text:style-name="T13">chrome</text:span><text:span text:style-name="T39">, </text:span><text:span text:style-name="T31">of in </text:span><text:span text:style-name="T37">~/.</text:span><text:span text:style-name="T14">google</text:span><text:span text:style-name="T37">.</text:span></text:p>
      <text:p text:style-name="P12"><text:span text:style-name="T55"><text:tab/></text:span><text:span text:style-name="T55"><draw:control text:anchor-type="as-char" draw:z-index="7" draw:name="Vorm78" draw:style-name="gr1" draw:text-style-name="P73" svg:width="0.35cm" svg:height="0.35cm" draw:control="control6"/></text:span><text:span text:style-name="T55"><text:tab/></text:span><text:span text:style-name="T55"><draw:control text:anchor-type="as-char" draw:z-index="28" draw:name="Vorm79" draw:style-name="gr1" draw:text-style-name="P73" svg:width="0.35cm" svg:height="0.35cm" draw:control="control27"/></text:span><text:span text:style-name="T55"><text:tab/></text:span><text:span text:style-name="T55"><draw:control text:anchor-type="as-char" draw:z-index="29" draw:name="Vorm80" draw:style-name="gr1" draw:text-style-name="P73" svg:width="0.35cm" svg:height="0.35cm" draw:control="control28"/></text:span><text:span text:style-name="T55"><text:tab/></text:span><text:span text:style-name="T55"><draw:control text:anchor-type="as-char" draw:z-index="30" draw:name="Vorm81" draw:style-name="gr1" draw:text-style-name="P73" svg:width="0.35cm" svg:height="0.35cm" draw:control="control29"/></text:span><text:span text:style-name="T55"><text:tab/></text:span><text:span text:style-name="T26">Kopieer de Firefox data </text:span><text:span text:style-name="T37">naar ~/.mozilla </text:span><text:span text:style-name="T39">(let op </text:span><text:span text:style-name="Strong_20_Emphasis"><text:span text:style-name="T113">F</text:span></text:span><text:span text:style-name="T39">irefox</text:span><text:span text:style-name="T40">→</text:span><text:span text:style-name="Strong_20_Emphasis"><text:span text:style-name="T114">f</text:span></text:span><text:span text:style-name="T41">irefox</text:span><text:span text:style-name="T39">), </text:span><text:span text:style-name="T31">of in </text:span><text:span text:style-name="T37">~/.mozilla.</text:span></text:p>
      <text:p text:style-name="P18"><text:span text:style-name="T175"><text:tab/></text:span><text:span text:style-name="T175"><draw:control text:anchor-type="as-char" draw:z-index="8" draw:name="Vorm82" draw:style-name="gr1" draw:text-style-name="P73" svg:width="0.35cm" svg:height="0.35cm" draw:control="control7"/></text:span><text:span text:style-name="T175"><text:tab/></text:span><text:span text:style-name="T175"><draw:control text:anchor-type="as-char" draw:z-index="31" draw:name="Vorm83" draw:style-name="gr1" draw:text-style-name="P73" svg:width="0.35cm" svg:height="0.35cm" draw:control="control30"/></text:span><text:span text:style-name="T175"><text:tab/></text:span><text:span text:style-name="T175"><draw:control text:anchor-type="as-char" draw:z-index="32" draw:name="Vorm84" draw:style-name="gr1" draw:text-style-name="P73" svg:width="0.35cm" svg:height="0.35cm" draw:control="control31"/></text:span><text:span text:style-name="T175"><text:tab/></text:span><text:span text:style-name="T175"><draw:control text:anchor-type="as-char" draw:z-index="33" draw:name="Vorm85" draw:style-name="gr1" draw:text-style-name="P73" svg:width="0.35cm" svg:height="0.35cm" draw:control="control32"/></text:span><text:span text:style-name="T175"><text:tab/></text:span><text:span text:style-name="T176">Start Firefox en controleer de werking.</text:span></text:p>
      <text:p text:style-name="P18"><text:span text:style-name="T175"><text:tab/></text:span><text:span text:style-name="T175"><draw:control text:anchor-type="as-char" draw:z-index="9" draw:name="Vorm86" draw:style-name="gr1" draw:text-style-name="P73" svg:width="0.35cm" svg:height="0.35cm" draw:control="control8"/></text:span><text:span text:style-name="T175"><text:tab/></text:span><text:span text:style-name="T175"><draw:control text:anchor-type="as-char" draw:z-index="34" draw:name="Vorm87" draw:style-name="gr1" draw:text-style-name="P73" svg:width="0.35cm" svg:height="0.35cm" draw:control="control33"/></text:span><text:span text:style-name="T175"><text:tab/></text:span><text:span text:style-name="T175"><draw:control text:anchor-type="as-char" draw:z-index="35" draw:name="Vorm88" draw:style-name="gr1" draw:text-style-name="P73" svg:width="0.35cm" svg:height="0.35cm" draw:control="control34"/></text:span><text:span text:style-name="T175"><text:tab/></text:span><text:span text:style-name="T175"><draw:control text:anchor-type="as-char" draw:z-index="36" draw:name="Vorm89" draw:style-name="gr1" draw:text-style-name="P73" svg:width="0.35cm" svg:height="0.35cm" draw:control="control35"/></text:span><text:span text:style-name="T175"><text:tab/></text:span><text:span text:style-name="T176">Kopieer de Thunderbird data </text:span><text:span text:style-name="T180">naar ~/.thunderbird, </text:span><text:span text:style-name="T181">of in </text:span><text:span text:style-name="T180">~/.thunderbird.</text:span></text:p>
      <text:p text:style-name="P12"><text:span text:style-name="T55"><text:tab/></text:span><text:span text:style-name="T55"><draw:control text:anchor-type="as-char" draw:z-index="10" draw:name="Vorm90" draw:style-name="gr1" draw:text-style-name="P73" svg:width="0.35cm" svg:height="0.35cm" draw:control="control9"/></text:span><text:span text:style-name="T55"><text:tab/></text:span><text:span text:style-name="T55"><draw:control text:anchor-type="as-char" draw:z-index="37" draw:name="Vorm91" draw:style-name="gr1" draw:text-style-name="P73" svg:width="0.35cm" svg:height="0.35cm" draw:control="control36"/></text:span><text:span text:style-name="T55"><text:tab/></text:span><text:span text:style-name="T55"><draw:control text:anchor-type="as-char" draw:z-index="38" draw:name="Vorm92" draw:style-name="gr1" draw:text-style-name="P73" svg:width="0.35cm" svg:height="0.35cm" draw:control="control37"/></text:span><text:span text:style-name="T55"><text:tab/></text:span><text:span text:style-name="T55"><draw:control text:anchor-type="as-char" draw:z-index="41" draw:name="Vorm93" draw:style-name="gr1" draw:text-style-name="P73" svg:width="0.35cm" svg:height="0.35cm" draw:control="control40"/></text:span><text:span text:style-name="T55"><text:tab/></text:span><text:span text:style-name="T26">Start Thunderbird en controleer de werking </text:span><text:span text:style-name="T42">(inc</text:span><text:span text:style-name="T43">l</text:span><text:span text:style-name="T44">usief </text:span><text:span text:style-name="T42"><text:s/></text:span><text:span text:style-name="T45">eventuele</text:span><text:span text:style-name="T42"> Agenda)</text:span><text:span text:style-name="T26">.</text:span></text:p>
      <text:p text:style-name="P12"><text:span text:style-name="T55"><text:tab/></text:span><text:span text:style-name="T55"><draw:control text:anchor-type="as-char" draw:z-index="11" draw:name="Vorm94" draw:style-name="gr1" draw:text-style-name="P73" svg:width="0.35cm" svg:height="0.35cm" draw:control="control10"/></text:span><text:span text:style-name="T55"><text:tab/></text:span><text:span text:style-name="T55"><draw:control text:anchor-type="as-char" draw:z-index="39" draw:name="Vorm95" draw:style-name="gr1" draw:text-style-name="P73" svg:width="0.35cm" svg:height="0.35cm" draw:control="control38"/></text:span><text:span text:style-name="T55"><text:tab/></text:span><text:span text:style-name="T55"><draw:control text:anchor-type="as-char" draw:z-index="40" draw:name="Vorm96" draw:style-name="gr1" draw:text-style-name="P73" svg:width="0.35cm" svg:height="0.35cm" draw:control="control39"/></text:span><text:span text:style-name="T55"><text:tab/></text:span><text:span text:style-name="T55"><draw:control text:anchor-type="as-char" draw:z-index="42" draw:name="Vorm97" draw:style-name="gr1" draw:text-style-name="P73" svg:width="0.35cm" svg:height="0.35cm" draw:control="control41"/></text:span><text:span text:style-name="T55"><text:tab/></text:span><text:span text:style-name="T46">Verwijder overbodige Windows-bestanden via </text:span><text:span text:style-name="Strong_20_Emphasis"><text:span text:style-name="T112">Terminalvenster</text:span></text:span><text:span text:style-name="T64"> </text:span><text:span text:style-name="T65">en de volgende opdrachtregel:<text:line-break/></text:span></text:p>
      <text:list text:continue-numbering="true" text:style-name="L1">
        <text:list-header>
          <text:p text:style-name="P64"><text:span text:style-name="User_20_Entry"><text:span text:style-name="T116">f</text:span></text:span><text:span text:style-name="User_20_Entry"><text:span text:style-name="T117">ind </text:span></text:span><text:span text:style-name="User_20_Entry"><text:span text:style-name="T116">$HOME</text:span></text:span><text:span text:style-name="User_20_Entry"><text:span text:style-name="T117"> -type f -</text:span></text:span><text:span text:style-name="User_20_Entry"><text:span text:style-name="T118">i</text:span></text:span><text:span text:style-name="User_20_Entry"><text:span text:style-name="T117">name </text:span></text:span><text:span text:style-name="User_20_Entry"><text:span text:style-name="T119">d</text:span></text:span><text:span text:style-name="User_20_Entry"><text:span text:style-name="T117">esktop.ini -</text:span></text:span><text:span text:style-name="User_20_Entry"><text:span text:style-name="T120">d</text:span></text:span><text:span text:style-name="User_20_Entry"><text:span text:style-name="T121">e</text:span></text:span><text:span text:style-name="User_20_Entry"><text:span text:style-name="T120">lete </text:span></text:span><text:span text:style-name="User_20_Entry"><text:span text:style-name="T122">-or </text:span></text:span><text:span text:style-name="User_20_Entry"><text:span text:style-name="T117">-type f -</text:span></text:span><text:span text:style-name="User_20_Entry"><text:span text:style-name="T127">i</text:span></text:span><text:span text:style-name="User_20_Entry"><text:span text:style-name="T117">name </text:span></text:span><text:span text:style-name="User_20_Entry"><text:span text:style-name="T127">t</text:span></text:span><text:span text:style-name="User_20_Entry"><text:span text:style-name="T117">humbs.db -</text:span></text:span><text:span text:style-name="User_20_Entry"><text:span text:style-name="T120">delete -</text:span></text:span><text:span text:style-name="User_20_Entry"><text:span text:style-name="T122">or </text:span></text:span><text:span text:style-name="User_20_Entry"><text:span text:style-name="T117">-type f -name '*.</text:span></text:span><text:span text:style-name="User_20_Entry"><text:span text:style-name="T124">lnk'</text:span></text:span><text:span text:style-name="User_20_Entry"><text:span text:style-name="T128"> -</text:span></text:span><text:span text:style-name="User_20_Entry"><text:span text:style-name="T128">delete -</text:span></text:span><text:span text:style-name="User_20_Entry"><text:span text:style-name="T128">or </text:span></text:span><text:span text:style-name="User_20_Entry"><text:span text:style-name="T117">-type f -</text:span></text:span><text:span text:style-name="User_20_Entry"><text:span text:style-name="T118">i</text:span></text:span><text:span text:style-name="User_20_Entry"><text:span text:style-name="T117">name '*.</text:span></text:span><text:span text:style-name="User_20_Entry"><text:span text:style-name="T126">exe'</text:span></text:span><text:span text:style-name="User_20_Entry"><text:span text:style-name="T117"> -</text:span></text:span><text:span text:style-name="User_20_Entry"><text:span text:style-name="T120">delete -</text:span></text:span><text:span text:style-name="User_20_Entry"><text:span text:style-name="T128">or </text:span></text:span><text:span text:style-name="User_20_Entry"><text:span text:style-name="T117">-type f -</text:span></text:span><text:span text:style-name="User_20_Entry"><text:span text:style-name="T127">name '~*' -delete</text:span></text:span><text:span text:style-name="User_20_Entry"><text:span text:style-name="T70"><text:line-break/></text:span></text:span></text:p>
        </text:list-header>
      </text:list>
      <text:p text:style-name="P13"><text:span text:style-name="Strong_20_Emphasis"><text:tab/></text:span><text:span text:style-name="T55"><draw:control text:anchor-type="as-char" draw:z-index="12" draw:name="Vorm98" draw:style-name="gr1" draw:text-style-name="P73" svg:width="0.35cm" svg:height="0.35cm" draw:control="control11"/></text:span><text:span text:style-name="T55"><text:tab/></text:span><text:span text:style-name="T55"><draw:control text:anchor-type="as-char" draw:z-index="43" draw:name="Vorm99" draw:style-name="gr1" draw:text-style-name="P73" svg:width="0.35cm" svg:height="0.35cm" draw:control="control42"/></text:span><text:span text:style-name="T55"><text:tab/></text:span><text:span text:style-name="T55"><draw:control text:anchor-type="as-char" draw:z-index="44" draw:name="Vorm100" draw:style-name="gr1" draw:text-style-name="P73" svg:width="0.35cm" svg:height="0.35cm" draw:control="control43"/></text:span><text:span text:style-name="T55"><text:tab/></text:span><text:span text:style-name="T55"><draw:control text:anchor-type="as-char" draw:z-index="45" draw:name="Vorm101" draw:style-name="gr1" draw:text-style-name="P73" svg:width="0.35cm" svg:height="0.35cm" draw:control="control44"/></text:span><text:span text:style-name="T55"><text:tab/></text:span><text:span text:style-name="T26">Maak verbinding met het Internet, zodat er </text:span><text:span text:style-name="T47">weer</text:span><text:span text:style-name="T26"> nieuwe </text:span><text:span text:style-name="T48">e-</text:span><text:span text:style-name="T26">mails</text:span><text:span text:style-name="T49"> </text:span><text:span text:style-name="T48">binnen</text:span><text:span text:style-name="T26"> </text:span><text:span text:style-name="T49">kunnen </text:span><text:span text:style-name="T26">komen.</text:span></text:p>
      <text:list text:style-name="L2">
        <text:list-header>
          <text:p text:style-name="P69"><text:span text:style-name="T188"/></text:p>
          <text:p text:style-name="P70"><text:span text:style-name="T188"><text:line-break/><text:tab/></text:span><text:span text:style-name="T76">E</text:span><text:span text:style-name="T77">inde c</text:span><text:span text:style-name="T78">hecklist, </text:span><text:span text:style-name="T79">het overzetten</text:span><text:span text:style-name="T51"> </text:span><text:span text:style-name="T50">is </text:span><text:span text:style-name="T51">voltooid.</text:span></text:p>
        </text:list-header>
      </text:list>
      <text:p text:style-name="P60"/>
      <text:list text:continue-numbering="true" text:style-name="L2">
        <text:list-item>
          <text:list>
            <text:list-header>
              <text:p text:style-name="P71"><text:span text:style-name="T183">Geschreven door </text:span><text:a xlink:type="simple" xlink:href="mailto:info@karelzimmer.nl?subject=Checklist%20installatie%20Linux" text:style-name="Internet_20_link" text:visited-style-name="Visited_20_Internet_20_Link"><text:span text:style-name="T182">Karel Zimmer</text:span></text:a><text:span text:style-name="T184">.</text:span></text:p>
              <text:p text:style-name="P72"><text:span text:style-name="T204">Licentie </text:span><text:span text:style-name="T184">C</text:span><text:span text:style-name="T185">C0</text:span><text:span text:style-name="T184"> 1.0 </text:span><text:span text:style-name="T20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3"><text:s/></text:span><text:span text:style-name="T20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3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0">Gebr.#</text:p>
            <text:p text:style-name="P56"/>
          </table:table-cell>
          <table:table-cell table:style-name="Tabel1.A1" table:number-rows-spanned="2" office:value-type="string">
            <text:p text:style-name="P31">Gebruiker</text:p>
            <text:p text:style-name="P32">(bijv. Jan <text:span text:style-name="T202">Jansen</text:span>)</text:p>
          </table:table-cell>
          <table:table-cell table:style-name="Tabel1.A1" table:number-rows-spanned="2" office:value-type="string">
            <text:p text:style-name="P31">Gebruikersnaam</text:p>
            <text:p text:style-name="P32">(bijv. jan)</text:p>
          </table:table-cell>
          <table:table-cell table:style-name="Tabel1.D1" table:number-rows-spanned="2" office:value-type="string">
            <text:p text:style-name="P34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35">BIOS-wachtwoord</text:p>
          </table:table-cell>
          <table:table-cell table:style-name="Tabel1.G1" office:value-type="string">
            <text:p text:style-name="P33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6">Wifi-netwerknaam</text:p>
          </table:table-cell>
          <table:table-cell table:style-name="Tabel1.G2" office:value-type="string">
            <text:p text:style-name="P33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0">1</text:p>
          </table:table-cell>
          <table:table-cell table:style-name="Tabel1.A3" office:value-type="string">
            <text:p text:style-name="P31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3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3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7">Netwerksleutel</text:p>
          </table:table-cell>
          <table:table-cell table:style-name="Tabel1.G2" office:value-type="string">
            <text:p text:style-name="P33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0">2</text:p>
          </table:table-cell>
          <table:table-cell table:style-name="Tabel1.A3" office:value-type="string">
            <text:p text:style-name="P33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3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3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8">Router IP#</text:p>
          </table:table-cell>
          <table:table-cell table:style-name="Tabel1.G2" office:value-type="string">
            <text:p text:style-name="P33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39">3</text:p>
          </table:table-cell>
          <table:table-cell table:style-name="Tabel1.A3" office:value-type="string">
            <text:p text:style-name="P33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3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3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38">Router gebr.nm/ww</text:p>
          </table:table-cell>
          <table:table-cell table:style-name="Tabel1.G2" office:value-type="string">
            <text:p text:style-name="P33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39">4</text:p>
          </table:table-cell>
          <table:table-cell table:style-name="Tabel1.A3" office:value-type="string">
            <text:p text:style-name="P33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3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3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40">TeamViewer ID</text:p>
          </table:table-cell>
          <table:table-cell table:style-name="Tabel1.G2" office:value-type="string">
            <text:p text:style-name="P33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5">Gebr./<text:span text:style-name="T191">Volg#</text:span></text:p>
          </table:table-cell>
          <table:table-cell table:style-name="Tabel2.A1" office:value-type="string">
            <text:p text:style-name="P26">E-mailnaam</text:p>
          </table:table-cell>
          <table:table-cell table:style-name="Tabel2.A1" office:value-type="string">
            <text:p text:style-name="P26">E-mailadres</text:p>
          </table:table-cell>
          <table:table-cell table:style-name="Tabel2.A1" office:value-type="string">
            <text:p text:style-name="P46">Gebruikersnaam</text:p>
          </table:table-cell>
          <table:table-cell table:style-name="Tabel2.A1" office:value-type="string">
            <text:p text:style-name="P42">Wachtwoord</text:p>
          </table:table-cell>
          <table:table-cell table:style-name="Tabel2.A1" office:value-type="string">
            <text:p text:style-name="P42"><text:span text:style-name="T190">Inkomende</text:span><text:span text:style-name="T189"> </text:span>mailserver<text:line-break/>(pop.voorbeeld.com)</text:p>
          </table:table-cell>
          <table:table-cell table:style-name="Tabel2.G1" office:value-type="string">
            <text:p text:style-name="P43"><text:span text:style-name="T189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5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47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7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4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4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4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4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7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7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4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4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4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4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7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7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4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4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4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4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7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7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4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4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4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4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7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7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4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4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4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4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7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7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4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4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4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4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oboto" svg:font-family="Roboto, Arial, sans-serif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02-05T20:16:28.680665264">05-02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02-05T20:16:28.682031305">05-02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05T20:16:28.568103812</dc:date>
    <meta:print-date>2014-01-05T10:21:33.960023988</meta:print-date>
    <meta:keyword>Installatie</meta:keyword>
    <meta:keyword>Checklist</meta:keyword>
    <meta:keyword>Linux</meta:keyword>
    <meta:editing-cycles>2465</meta:editing-cycles>
    <meta:editing-duration>P5DT2H59M41S</meta:editing-duration>
    <meta:printed-by>Karel Zimmer</meta:printed-by>
    <dc:creator>Karel Zimmer</dc:creator>
    <meta:document-statistic meta:table-count="5" meta:image-count="2" meta:object-count="0" meta:page-count="4" meta:paragraph-count="156" meta:word-count="578" meta:character-count="4640" meta:non-whitespace-character-count="3919"/>
    <meta:user-defined meta:name="Info 1"/>
    <meta:user-defined meta:name="Info 2"/>
    <meta:user-defined meta:name="Info 3"/>
    <meta:user-defined meta:name="Info 4"/>
  </office:meta>
</office:document-meta>
</file>